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LGADO OLAVE, LEIDY SHARL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ELGADO OLAVE, LEIDY SHARL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9531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ACERES MARISCAL, MELITO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40965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45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0:56:1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